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80000019796DBF08A0820B23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d7d7" draw:textarea-horizontal-align="justify" draw:textarea-vertical-align="middle" draw:auto-grow-height="false" fo:min-height="3.35cm" fo:min-width="0.608cm"/>
    </style:style>
    <style:style style:name="gr2" style:family="graphic" style:parent-style-name="standard">
      <style:graphic-properties draw:stroke="none" draw:fill-color="#ffd7d7" draw:textarea-horizontal-align="justify" draw:textarea-vertical-align="middle" draw:auto-grow-height="false" fo:min-height="1.5cm" fo:min-width="3.358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d7d7" draw:textarea-horizontal-align="justify" draw:textarea-vertical-align="middle" draw:auto-grow-height="false" fo:min-height="4.75cm" fo:min-width="0.6cm"/>
    </style:style>
    <style:style style:name="gr5" style:family="graphic" style:parent-style-name="standard">
      <style:graphic-properties svg:stroke-width="0.081cm" svg:stroke-color="#2a6099" draw:marker-start-width="0.321cm" draw:marker-end-width="0.321cm" draw:fill="none" draw:textarea-horizontal-align="justify" draw:textarea-vertical-align="middle" draw:auto-grow-height="false" fo:min-height="4.67cm" fo:min-width="4.42cm" fo:padding-top="0.165cm" fo:padding-bottom="0.165cm" fo:padding-left="0.29cm" fo:padding-right="0.29cm"/>
    </style:style>
    <style:style style:name="gr6" style:family="graphic" style:parent-style-name="standard" style:list-style-name="L1">
      <style:graphic-properties draw:stroke="solid" svg:stroke-width="0.035cm" svg:stroke-color="#ff3838" draw:marker-start="" draw:marker-start-width="0.252cm" draw:marker-start-center="false" draw:marker-end="" draw:marker-end-width="0.252cm" draw:marker-end-center="false" draw:fill="solid" draw:fill-color="#ff3838" draw:textarea-horizontal-align="justify" draw:textarea-vertical-align="middle" draw:auto-grow-height="false" fo:min-height="0.168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.035cm" svg:stroke-color="#ff3838" draw:marker-start="" draw:marker-start-width="0.252cm" draw:marker-start-center="false" draw:marker-end="" draw:marker-end-width="0.252cm" draw:marker-end-center="false" draw:fill="solid" draw:fill-color="#ff3838" draw:textarea-horizontal-align="justify" draw:textarea-vertical-align="middle" draw:auto-grow-height="false" fo:min-height="0.168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35cm" svg:stroke-color="#3faf46" draw:marker-start="" draw:marker-start-width="0.252cm" draw:marker-start-center="false" draw:marker-end="" draw:marker-end-width="0.252cm" draw:marker-end-center="false" draw:fill="solid" draw:fill-color="#3faf46" draw:textarea-horizontal-align="justify" draw:textarea-vertical-align="middle" draw:auto-grow-height="false" fo:min-height="0.168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35cm" svg:stroke-color="#3faf46" draw:marker-start="" draw:marker-start-width="0.252cm" draw:marker-start-center="false" draw:marker-end="" draw:marker-end-width="0.252cm" draw:marker-end-center="false" draw:fill="solid" draw:fill-color="#3faf46" draw:textarea-horizontal-align="justify" draw:textarea-vertical-align="middle" draw:auto-grow-height="false" fo:min-height="0.168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35cm" svg:stroke-color="#3faf46" draw:marker-start="" draw:marker-start-width="0.252cm" draw:marker-start-center="false" draw:marker-end="" draw:marker-end-width="0.252cm" draw:marker-end-center="false" draw:fill="solid" draw:fill-color="#3faf46" draw:textarea-horizontal-align="justify" draw:textarea-vertical-align="middle" draw:auto-grow-height="false" fo:min-height="0.168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035cm" svg:stroke-color="#3faf46" draw:marker-start="" draw:marker-start-width="0.252cm" draw:marker-start-center="false" draw:marker-end="" draw:marker-end-width="0.252cm" draw:marker-end-center="false" draw:fill="solid" draw:fill-color="#3faf46" draw:textarea-horizontal-align="justify" draw:textarea-vertical-align="middle" draw:auto-grow-height="false" fo:min-height="0.168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35cm" svg:stroke-color="#3faf46" draw:marker-start="" draw:marker-start-width="0.252cm" draw:marker-start-center="false" draw:marker-end="" draw:marker-end-width="0.252cm" draw:marker-end-center="false" draw:fill="solid" draw:fill-color="#3faf46" draw:textarea-horizontal-align="justify" draw:textarea-vertical-align="middle" draw:auto-grow-height="false" fo:min-height="0.168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35cm" svg:stroke-color="#ff3838" draw:marker-start="" draw:marker-start-width="0.252cm" draw:marker-start-center="false" draw:marker-end="" draw:marker-end-width="0.252cm" draw:marker-end-center="false" draw:fill="solid" draw:fill-color="#ff3838" draw:textarea-horizontal-align="justify" draw:textarea-vertical-align="middle" draw:auto-grow-height="false" fo:min-height="0.168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35cm" svg:stroke-color="#ff3838" draw:marker-start="" draw:marker-start-width="0.252cm" draw:marker-start-center="false" draw:marker-end="" draw:marker-end-width="0.252cm" draw:marker-end-center="false" draw:fill="solid" draw:fill-color="#ff3838" draw:textarea-horizontal-align="justify" draw:textarea-vertical-align="middle" draw:auto-grow-height="false" fo:min-height="0.168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35cm" svg:stroke-color="#ff3838" draw:marker-start="" draw:marker-start-width="0.252cm" draw:marker-start-center="false" draw:marker-end="" draw:marker-end-width="0.252cm" draw:marker-end-center="false" draw:fill="solid" draw:fill-color="#ff3838" draw:textarea-horizontal-align="justify" draw:textarea-vertical-align="middle" draw:auto-grow-height="false" fo:min-height="0.168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31" style:family="graphic" style:parent-style-name="standard">
      <style:graphic-properties draw:stroke="none" draw:fill-color="#ffd7d7" draw:textarea-horizontal-align="justify" draw:textarea-vertical-align="middle" draw:auto-grow-height="false" fo:min-height="4.75cm" fo:min-width="3.3cm"/>
    </style:style>
    <style:style style:name="gr32" style:family="graphic" style:parent-style-name="standard" style:list-style-name="L1">
      <style:graphic-properties draw:stroke="solid" svg:stroke-width="0.035cm" svg:stroke-color="#ff3838" draw:marker-start="" draw:marker-start-width="0.252cm" draw:marker-start-center="false" draw:marker-end="" draw:marker-end-width="0.252cm" draw:marker-end-center="false" draw:fill="solid" draw:fill-color="#ff3838" draw:textarea-horizontal-align="justify" draw:textarea-vertical-align="middle" draw:auto-grow-height="false" fo:min-height="0.168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35cm" svg:stroke-color="#ff3838" draw:marker-start="" draw:marker-start-width="0.252cm" draw:marker-start-center="false" draw:marker-end="" draw:marker-end-width="0.252cm" draw:marker-end-center="false" draw:fill="solid" draw:fill-color="#ff3838" draw:textarea-horizontal-align="justify" draw:textarea-vertical-align="middle" draw:auto-grow-height="false" fo:min-height="0.168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35cm" svg:stroke-color="#3faf46" draw:marker-start="" draw:marker-start-width="0.252cm" draw:marker-start-center="false" draw:marker-end="" draw:marker-end-width="0.252cm" draw:marker-end-center="false" draw:fill="solid" draw:fill-color="#3faf46" draw:textarea-horizontal-align="justify" draw:textarea-vertical-align="middle" draw:auto-grow-height="false" fo:min-height="0.168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35cm" svg:stroke-color="#3faf46" draw:marker-start="" draw:marker-start-width="0.252cm" draw:marker-start-center="false" draw:marker-end="" draw:marker-end-width="0.252cm" draw:marker-end-center="false" draw:fill="solid" draw:fill-color="#3faf46" draw:textarea-horizontal-align="justify" draw:textarea-vertical-align="middle" draw:auto-grow-height="false" fo:min-height="0.168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035cm" svg:stroke-color="#3faf46" draw:marker-start="" draw:marker-start-width="0.252cm" draw:marker-start-center="false" draw:marker-end="" draw:marker-end-width="0.252cm" draw:marker-end-center="false" draw:fill="solid" draw:fill-color="#3faf46" draw:textarea-horizontal-align="justify" draw:textarea-vertical-align="middle" draw:auto-grow-height="false" fo:min-height="0.168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.035cm" svg:stroke-color="#3faf46" draw:marker-start="" draw:marker-start-width="0.252cm" draw:marker-start-center="false" draw:marker-end="" draw:marker-end-width="0.252cm" draw:marker-end-center="false" draw:fill="solid" draw:fill-color="#3faf46" draw:textarea-horizontal-align="justify" draw:textarea-vertical-align="middle" draw:auto-grow-height="false" fo:min-height="0.168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035cm" svg:stroke-color="#3faf46" draw:marker-start="" draw:marker-start-width="0.252cm" draw:marker-start-center="false" draw:marker-end="" draw:marker-end-width="0.252cm" draw:marker-end-center="false" draw:fill="solid" draw:fill-color="#3faf46" draw:textarea-horizontal-align="justify" draw:textarea-vertical-align="middle" draw:auto-grow-height="false" fo:min-height="0.168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035cm" svg:stroke-color="#ff3838" draw:marker-start="" draw:marker-start-width="0.252cm" draw:marker-start-center="false" draw:marker-end="" draw:marker-end-width="0.252cm" draw:marker-end-center="false" draw:fill="solid" draw:fill-color="#ff3838" draw:textarea-horizontal-align="justify" draw:textarea-vertical-align="middle" draw:auto-grow-height="false" fo:min-height="0.168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.035cm" svg:stroke-color="#ff3838" draw:marker-start="" draw:marker-start-width="0.252cm" draw:marker-start-center="false" draw:marker-end="" draw:marker-end-width="0.252cm" draw:marker-end-center="false" draw:fill="solid" draw:fill-color="#ff3838" draw:textarea-horizontal-align="justify" draw:textarea-vertical-align="middle" draw:auto-grow-height="false" fo:min-height="0.168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.035cm" svg:stroke-color="#ff3838" draw:marker-start="" draw:marker-start-width="0.252cm" draw:marker-start-center="false" draw:marker-end="" draw:marker-end-width="0.252cm" draw:marker-end-center="false" draw:fill="solid" draw:fill-color="#ff3838" draw:textarea-horizontal-align="justify" draw:textarea-vertical-align="middle" draw:auto-grow-height="false" fo:min-height="0.168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57" style:family="graphic" style:parent-style-name="standard">
      <style:graphic-properties draw:stroke="none" draw:fill-color="#ffd7d7" draw:textarea-horizontal-align="justify" draw:textarea-vertical-align="middle" draw:auto-grow-height="false" fo:min-height="1.15cm" fo:min-width="4.5cm"/>
    </style:style>
    <style:style style:name="gr58" style:family="graphic" style:parent-style-name="standard" style:list-style-name="L1">
      <style:graphic-properties draw:stroke="solid" svg:stroke-width="0.035cm" svg:stroke-color="#ff3838" draw:marker-start="" draw:marker-start-width="0.252cm" draw:marker-start-center="false" draw:marker-end="" draw:marker-end-width="0.252cm" draw:marker-end-center="false" draw:fill="solid" draw:fill-color="#ff3838" draw:textarea-horizontal-align="justify" draw:textarea-vertical-align="middle" draw:auto-grow-height="false" fo:min-height="0.168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.035cm" svg:stroke-color="#ff3838" draw:marker-start="" draw:marker-start-width="0.252cm" draw:marker-start-center="false" draw:marker-end="" draw:marker-end-width="0.252cm" draw:marker-end-center="false" draw:fill="solid" draw:fill-color="#ff3838" draw:textarea-horizontal-align="justify" draw:textarea-vertical-align="middle" draw:auto-grow-height="false" fo:min-height="0.168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.035cm" svg:stroke-color="#3faf46" draw:marker-start="" draw:marker-start-width="0.252cm" draw:marker-start-center="false" draw:marker-end="" draw:marker-end-width="0.252cm" draw:marker-end-center="false" draw:fill="solid" draw:fill-color="#3faf46" draw:textarea-horizontal-align="justify" draw:textarea-vertical-align="middle" draw:auto-grow-height="false" fo:min-height="0.168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.035cm" svg:stroke-color="#3faf46" draw:marker-start="" draw:marker-start-width="0.252cm" draw:marker-start-center="false" draw:marker-end="" draw:marker-end-width="0.252cm" draw:marker-end-center="false" draw:fill="solid" draw:fill-color="#3faf46" draw:textarea-horizontal-align="justify" draw:textarea-vertical-align="middle" draw:auto-grow-height="false" fo:min-height="0.168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svg:stroke-width="0.035cm" svg:stroke-color="#3faf46" draw:marker-start="" draw:marker-start-width="0.252cm" draw:marker-start-center="false" draw:marker-end="" draw:marker-end-width="0.252cm" draw:marker-end-center="false" draw:fill="solid" draw:fill-color="#3faf46" draw:textarea-horizontal-align="justify" draw:textarea-vertical-align="middle" draw:auto-grow-height="false" fo:min-height="0.168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svg:stroke-width="0.035cm" svg:stroke-color="#3faf46" draw:marker-start="" draw:marker-start-width="0.252cm" draw:marker-start-center="false" draw:marker-end="" draw:marker-end-width="0.252cm" draw:marker-end-center="false" draw:fill="solid" draw:fill-color="#3faf46" draw:textarea-horizontal-align="justify" draw:textarea-vertical-align="middle" draw:auto-grow-height="false" fo:min-height="0.168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.035cm" svg:stroke-color="#3faf46" draw:marker-start="" draw:marker-start-width="0.252cm" draw:marker-start-center="false" draw:marker-end="" draw:marker-end-width="0.252cm" draw:marker-end-center="false" draw:fill="solid" draw:fill-color="#3faf46" draw:textarea-horizontal-align="justify" draw:textarea-vertical-align="middle" draw:auto-grow-height="false" fo:min-height="0.168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.035cm" svg:stroke-color="#ff3838" draw:marker-start="" draw:marker-start-width="0.252cm" draw:marker-start-center="false" draw:marker-end="" draw:marker-end-width="0.252cm" draw:marker-end-center="false" draw:fill="solid" draw:fill-color="#ff3838" draw:textarea-horizontal-align="justify" draw:textarea-vertical-align="middle" draw:auto-grow-height="false" fo:min-height="0.168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svg:stroke-width="0.035cm" svg:stroke-color="#ff3838" draw:marker-start="" draw:marker-start-width="0.252cm" draw:marker-start-center="false" draw:marker-end="" draw:marker-end-width="0.252cm" draw:marker-end-center="false" draw:fill="solid" draw:fill-color="#ff3838" draw:textarea-horizontal-align="justify" draw:textarea-vertical-align="middle" draw:auto-grow-height="false" fo:min-height="0.168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solid" svg:stroke-width="0.035cm" svg:stroke-color="#ff3838" draw:marker-start="" draw:marker-start-width="0.252cm" draw:marker-start-center="false" draw:marker-end="" draw:marker-end-width="0.252cm" draw:marker-end-center="false" draw:fill="solid" draw:fill-color="#ff3838" draw:textarea-horizontal-align="justify" draw:textarea-vertical-align="middle" draw:auto-grow-height="false" fo:min-height="0.168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83" style:family="graphic" style:parent-style-name="standard">
      <style:graphic-properties draw:stroke="solid" svg:stroke-width="0.053cm" svg:stroke-color="#800080" draw:marker-start-width="0.279cm" draw:marker-end-width="0.279cm" draw:fill="none" draw:textarea-horizontal-align="justify" draw:textarea-vertical-align="middle" draw:auto-grow-height="false" fo:min-height="0.458cm" fo:min-width="0.208cm" fo:padding-top="0.151cm" fo:padding-bottom="0.151cm" fo:padding-left="0.276cm" fo:padding-right="0.276cm"/>
    </style:style>
    <style:style style:name="gr84" style:family="graphic" style:parent-style-name="standard">
      <style:graphic-properties draw:stroke="solid" svg:stroke-width="0.053cm" svg:stroke-color="#800080" draw:marker-start-width="0.279cm" draw:marker-end-width="0.279cm" draw:fill="none" draw:textarea-horizontal-align="justify" draw:textarea-vertical-align="middle" draw:auto-grow-height="false" fo:min-height="0.3cm" fo:min-width="0.05cm" fo:padding-top="0.151cm" fo:padding-bottom="0.151cm" fo:padding-left="0.276cm" fo:padding-right="0.276cm"/>
    </style:style>
    <style:style style:name="gr85" style:family="graphic" style:parent-style-name="standard" style:list-style-name="L1">
      <style:graphic-properties draw:stroke="solid" svg:stroke-width="0.035cm" svg:stroke-color="#ff3838" draw:marker-start="" draw:marker-start-width="0.252cm" draw:marker-start-center="false" draw:marker-end="" draw:marker-end-width="0.252cm" draw:marker-end-center="false" draw:fill="solid" draw:fill-color="#ff3838" draw:textarea-horizontal-align="justify" draw:textarea-vertical-align="middle" draw:auto-grow-height="false" fo:min-height="0.168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solid" svg:stroke-width="0.035cm" svg:stroke-color="#ff3838" draw:marker-start="" draw:marker-start-width="0.252cm" draw:marker-start-center="false" draw:marker-end="" draw:marker-end-width="0.252cm" draw:marker-end-center="false" draw:fill="solid" draw:fill-color="#ff3838" draw:textarea-horizontal-align="justify" draw:textarea-vertical-align="middle" draw:auto-grow-height="false" fo:min-height="0.168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svg:stroke-width="0.035cm" svg:stroke-color="#3faf46" draw:marker-start="" draw:marker-start-width="0.252cm" draw:marker-start-center="false" draw:marker-end="" draw:marker-end-width="0.252cm" draw:marker-end-center="false" draw:fill="solid" draw:fill-color="#3faf46" draw:textarea-horizontal-align="justify" draw:textarea-vertical-align="middle" draw:auto-grow-height="false" fo:min-height="0.168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svg:stroke-width="0.035cm" svg:stroke-color="#3faf46" draw:marker-start="" draw:marker-start-width="0.252cm" draw:marker-start-center="false" draw:marker-end="" draw:marker-end-width="0.252cm" draw:marker-end-center="false" draw:fill="solid" draw:fill-color="#3faf46" draw:textarea-horizontal-align="justify" draw:textarea-vertical-align="middle" draw:auto-grow-height="false" fo:min-height="0.168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solid" svg:stroke-width="0.035cm" svg:stroke-color="#3faf46" draw:marker-start="" draw:marker-start-width="0.252cm" draw:marker-start-center="false" draw:marker-end="" draw:marker-end-width="0.252cm" draw:marker-end-center="false" draw:fill="solid" draw:fill-color="#3faf46" draw:textarea-horizontal-align="justify" draw:textarea-vertical-align="middle" draw:auto-grow-height="false" fo:min-height="0.168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solid" svg:stroke-width="0.035cm" svg:stroke-color="#3faf46" draw:marker-start="" draw:marker-start-width="0.252cm" draw:marker-start-center="false" draw:marker-end="" draw:marker-end-width="0.252cm" draw:marker-end-center="false" draw:fill="solid" draw:fill-color="#3faf46" draw:textarea-horizontal-align="justify" draw:textarea-vertical-align="middle" draw:auto-grow-height="false" fo:min-height="0.168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solid" svg:stroke-width="0.035cm" svg:stroke-color="#3faf46" draw:marker-start="" draw:marker-start-width="0.252cm" draw:marker-start-center="false" draw:marker-end="" draw:marker-end-width="0.252cm" draw:marker-end-center="false" draw:fill="solid" draw:fill-color="#3faf46" draw:textarea-horizontal-align="justify" draw:textarea-vertical-align="middle" draw:auto-grow-height="false" fo:min-height="0.168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solid" svg:stroke-width="0.035cm" svg:stroke-color="#ff3838" draw:marker-start="" draw:marker-start-width="0.252cm" draw:marker-start-center="false" draw:marker-end="" draw:marker-end-width="0.252cm" draw:marker-end-center="false" draw:fill="solid" draw:fill-color="#ff3838" draw:textarea-horizontal-align="justify" draw:textarea-vertical-align="middle" draw:auto-grow-height="false" fo:min-height="0.168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solid" svg:stroke-width="0.035cm" svg:stroke-color="#ff3838" draw:marker-start="" draw:marker-start-width="0.252cm" draw:marker-start-center="false" draw:marker-end="" draw:marker-end-width="0.252cm" draw:marker-end-center="false" draw:fill="solid" draw:fill-color="#ff3838" draw:textarea-horizontal-align="justify" draw:textarea-vertical-align="middle" draw:auto-grow-height="false" fo:min-height="0.168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solid" svg:stroke-width="0.035cm" svg:stroke-color="#ff3838" draw:marker-start="" draw:marker-start-width="0.252cm" draw:marker-start-center="false" draw:marker-end="" draw:marker-end-width="0.252cm" draw:marker-end-center="false" draw:fill="solid" draw:fill-color="#ff3838" draw:textarea-horizontal-align="justify" draw:textarea-vertical-align="middle" draw:auto-grow-height="false" fo:min-height="0.168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10" style:family="graphic" style:parent-style-name="objectwithoutfill">
      <style:graphic-properties svg:stroke-width="0.159cm" svg:stroke-color="#2a6099" draw:marker-start-width="0.438cm" draw:marker-end="Arrowheads_20_2" draw:marker-end-width="0.538cm" draw:fill="none" draw:textarea-vertical-align="middle" fo:padding-top="0.204cm" fo:padding-bottom="0.204cm" fo:padding-left="0.329cm" fo:padding-right="0.329cm"/>
    </style:style>
    <style:style style:name="gr111" style:family="graphic" style:parent-style-name="standard">
      <style:graphic-properties draw:stroke="none" draw:fill="none" draw:textarea-horizontal-align="justify" draw:textarea-vertical-align="middle" draw:auto-grow-height="false" fo:min-height="0.25cm" fo:min-width="4.75cm"/>
      <style:paragraph-properties style:writing-mode="lr-tb"/>
    </style:style>
    <style:style style:name="P1" style:family="paragraph">
      <loext:graphic-properties draw:fill-color="#ffd7d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08cm" svg:height="3.6cm" svg:x="9.642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58cm" svg:height="1.75cm" svg:x="9.742cm" svg:y="5.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7.275cm" svg:height="12.74cm" draw:transform="rotate (0.00471238898038469) translate (-20.085cm 1.831cm)">
          <draw:image xlink:href="Pictures/10000001000002280000019796DBF08A0820B235.png" xlink:type="simple" xlink:show="embed" xlink:actuate="onLoad" draw:mime-type="image/png">
            <text:p/>
          </draw:image>
        </draw:frame>
        <draw:g xml:id="id1" draw:id="id1">
          <draw:custom-shape draw:style-name="gr4" draw:text-style-name="P1" draw:layer="layout" svg:width="1.1cm" svg:height="5cm" svg:x="1.9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cm" svg:height="5cm" svg:x="1.9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name="checkbox-cancel 1">
            <draw:custom-shape draw:style-name="gr6" draw:text-style-name="P3" draw:layer="layout" svg:width="0.5cm" svg:height="0.5cm" svg:x="2.2cm" svg:y="14.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7" draw:text-style-name="P4" draw:layer="layout" svg:width="0.372cm" svg:height="-0.001cm" draw:transform="rotate (0.785398163397448) translate (2.33216944444445cm 14.9828333333334cm)" svg:viewBox="0 0 373 0" svg:d="M0 0c124 0 248 0 373 0">
              <text:p/>
            </draw:path>
            <draw:path draw:style-name="gr8" draw:text-style-name="P4" draw:layer="layout" svg:width="0.372cm" svg:height="0cm" draw:transform="skewX (0.00383972435438754) rotate (2.35881248407034) translate (2.59533333333334cm 14.9828333333334cm)" svg:viewBox="0 0 373 1" svg:d="M0 0c124 0 248 1 373 1">
              <text:p/>
            </draw:path>
          </draw:g>
          <draw:g draw:name="checkbox-cancel 2">
            <draw:custom-shape draw:style-name="gr9" draw:text-style-name="P3" draw:layer="layout" svg:width="0.5cm" svg:height="0.5cm" svg:x="2.2cm" svg:y="15.92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10" draw:text-style-name="P4" draw:layer="layout" svg:width="0.372cm" svg:height="0cm" draw:transform="rotate (0.785398163397448) translate (2.33216944444445cm 16.3098333333334cm)" svg:viewBox="0 0 373 0" svg:d="M0 0c124 0 248 0 373 0">
              <text:p/>
            </draw:path>
            <draw:path draw:style-name="gr11" draw:text-style-name="P4" draw:layer="layout" svg:width="0.372cm" svg:height="0cm" draw:transform="skewX (0.00383972435438759) rotate (2.35881248407034) translate (2.59533333333334cm 16.3098333333334cm)" svg:viewBox="0 0 373 1" svg:d="M0 0c124 0 248 1 373 1">
              <text:p/>
            </draw:path>
          </draw:g>
          <draw:g draw:name="checkbox-checked 1">
            <draw:custom-shape draw:style-name="gr12" draw:text-style-name="P5" draw:layer="layout" svg:width="0.5cm" svg:height="0.5cm" svg:x="3.2cm" svg:y="14.92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olyline draw:style-name="gr13" draw:text-style-name="P4" draw:layer="layout" svg:width="0.245cm" svg:height="0.187cm" svg:x="3.328cm" svg:y="15.083cm" svg:viewBox="0 0 246 188" draw:points="0,105 84,188 246,0">
              <text:p/>
            </draw:polyline>
          </draw:g>
          <draw:g draw:name="checkbox-checked 2">
            <draw:custom-shape draw:style-name="gr14" draw:text-style-name="P5" draw:layer="layout" svg:width="0.5cm" svg:height="0.5cm" svg:x="4.45cm" svg:y="15.17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olyline draw:style-name="gr15" draw:text-style-name="P4" draw:layer="layout" svg:width="0.245cm" svg:height="0.187cm" svg:x="4.578cm" svg:y="15.333cm" svg:viewBox="0 0 246 188" draw:points="0,105 84,188 246,0">
              <text:p/>
            </draw:polyline>
          </draw:g>
          <draw:g draw:name="checkbox-checked 3">
            <draw:custom-shape draw:style-name="gr16" draw:text-style-name="P5" draw:layer="layout" svg:width="0.5cm" svg:height="0.5cm" svg:x="3.295cm" svg:y="16.94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olyline draw:style-name="gr17" draw:text-style-name="P4" draw:layer="layout" svg:width="0.245cm" svg:height="0.187cm" svg:x="3.423cm" svg:y="17.102cm" svg:viewBox="0 0 246 188" draw:points="0,105 84,188 246,0">
              <text:p/>
            </draw:polyline>
          </draw:g>
          <draw:g draw:name="checkbox-checked 4">
            <draw:custom-shape draw:style-name="gr18" draw:text-style-name="P5" draw:layer="layout" svg:width="0.5cm" svg:height="0.5cm" svg:x="6.2cm" svg:y="16.42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olyline draw:style-name="gr19" draw:text-style-name="P4" draw:layer="layout" svg:width="0.245cm" svg:height="0.187cm" svg:x="6.328cm" svg:y="16.583cm" svg:viewBox="0 0 246 188" draw:points="0,105 84,188 246,0">
              <text:p/>
            </draw:polyline>
          </draw:g>
          <draw:g draw:name="checkbox-checked 5">
            <draw:custom-shape draw:style-name="gr20" draw:text-style-name="P5" draw:layer="layout" svg:width="0.5cm" svg:height="0.5cm" svg:x="6cm" svg:y="13.57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olyline draw:style-name="gr21" draw:text-style-name="P4" draw:layer="layout" svg:width="0.245cm" svg:height="0.187cm" svg:x="6.128cm" svg:y="13.733cm" svg:viewBox="0 0 246 188" draw:points="0,105 84,188 246,0">
              <text:p/>
            </draw:polyline>
          </draw:g>
          <draw:g draw:name="checkbox-cancel 3">
            <draw:custom-shape draw:style-name="gr22" draw:text-style-name="P3" draw:layer="layout" svg:width="0.493cm" svg:height="0.5cm" svg:x="3.207cm" svg:y="13.67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23" draw:text-style-name="P4" draw:layer="layout" svg:width="0.369cm" svg:height="0cm" draw:transform="skewX (0.0113446401379632) rotate (0.790808684078631) translate (3.33689240362173cm 14.0594015706392cm)" svg:viewBox="0 0 370 1" svg:d="M0 1c123-1 246-1 370-1">
              <text:p/>
            </draw:path>
            <draw:path draw:style-name="gr24" draw:text-style-name="P4" draw:layer="layout" svg:width="0.369cm" svg:height="0cm" draw:transform="skewX (-0.00767944870877509) rotate (2.35078396951116) translate (3.59679057493153cm 14.0598414618712cm)" svg:viewBox="0 0 370 1" svg:d="M0 0c123 0 246 1 370 1">
              <text:p/>
            </draw:path>
          </draw:g>
          <draw:g draw:name="checkbox-cancel 4">
            <draw:custom-shape draw:style-name="gr25" draw:text-style-name="P3" draw:layer="layout" svg:width="0.5cm" svg:height="0.5cm" svg:x="4.15cm" svg:y="13.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26" draw:text-style-name="P4" draw:layer="layout" svg:width="0.372cm" svg:height="0cm" draw:transform="rotate (0.785398163397448) translate (4.28216944444445cm 13.4828333333334cm)" svg:viewBox="0 0 373 0" svg:d="M0 0c124 0 248 0 373 0">
              <text:p/>
            </draw:path>
            <draw:path draw:style-name="gr27" draw:text-style-name="P4" draw:layer="layout" svg:width="0.372cm" svg:height="0cm" draw:transform="skewX (0.00383972435438749) rotate (2.35881248407034) translate (4.54533333333334cm 13.4828333333334cm)" svg:viewBox="0 0 373 1" svg:d="M0 0c124 0 248 1 373 1">
              <text:p/>
            </draw:path>
          </draw:g>
          <draw:g draw:name="checkbox-cancel 5">
            <draw:custom-shape draw:style-name="gr28" draw:text-style-name="P3" draw:layer="layout" svg:width="0.5cm" svg:height="0.5cm" svg:x="4.95cm" svg:y="13.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29" draw:text-style-name="P4" draw:layer="layout" svg:width="0.372cm" svg:height="0cm" draw:transform="rotate (0.785398163397448) translate (5.08216944444445cm 13.9828333333334cm)" svg:viewBox="0 0 373 0" svg:d="M0 0c124 0 248 0 373 0">
              <text:p/>
            </draw:path>
            <draw:path draw:style-name="gr30" draw:text-style-name="P4" draw:layer="layout" svg:width="0.372cm" svg:height="0cm" draw:transform="skewX (0.00383972435438759) rotate (2.35881248407034) translate (5.34533333333334cm 14.0598333333334cm)" svg:viewBox="0 0 373 1" svg:d="M0 0c124 0 248 1 373 1">
              <text:p/>
            </draw:path>
          </draw:g>
        </draw:g>
        <draw:g xml:id="id2" draw:id="id2">
          <draw:custom-shape draw:style-name="gr31" draw:text-style-name="P1" draw:layer="layout" svg:width="3.8cm" svg:height="5cm" svg:x="9.621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cm" svg:height="5cm" svg:x="9.671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name="checkbox-cancel 6">
            <draw:custom-shape draw:style-name="gr32" draw:text-style-name="P3" draw:layer="layout" svg:width="0.5cm" svg:height="0.5cm" svg:x="9.921cm" svg:y="14.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33" draw:text-style-name="P4" draw:layer="layout" svg:width="0.372cm" svg:height="-0.001cm" draw:transform="rotate (0.785398163397448) translate (10.0531694444445cm 14.9828333333334cm)" svg:viewBox="0 0 373 0" svg:d="M0 0c124 0 248 0 373 0">
              <text:p/>
            </draw:path>
            <draw:path draw:style-name="gr34" draw:text-style-name="P4" draw:layer="layout" svg:width="0.372cm" svg:height="0cm" draw:transform="skewX (0.00383972435438759) rotate (2.35881248407034) translate (10.3163333333333cm 14.9828333333334cm)" svg:viewBox="0 0 373 1" svg:d="M0 0c124 0 248 1 373 1">
              <text:p/>
            </draw:path>
          </draw:g>
          <draw:g draw:name="checkbox-cancel 7">
            <draw:custom-shape draw:style-name="gr35" draw:text-style-name="P3" draw:layer="layout" svg:width="0.5cm" svg:height="0.5cm" svg:x="9.921cm" svg:y="15.92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36" draw:text-style-name="P4" draw:layer="layout" svg:width="0.372cm" svg:height="0cm" draw:transform="rotate (0.785398163397448) translate (10.0531694444445cm 16.3098333333334cm)" svg:viewBox="0 0 373 0" svg:d="M0 0c124 0 248 0 373 0">
              <text:p/>
            </draw:path>
            <draw:path draw:style-name="gr37" draw:text-style-name="P4" draw:layer="layout" svg:width="0.372cm" svg:height="0cm" draw:transform="skewX (0.00383972435438756) rotate (2.35881248407034) translate (10.3163333333333cm 16.3098333333334cm)" svg:viewBox="0 0 373 1" svg:d="M0 0c124 0 248 1 373 1">
              <text:p/>
            </draw:path>
          </draw:g>
          <draw:g draw:name="checkbox-checked 6">
            <draw:custom-shape draw:style-name="gr38" draw:text-style-name="P5" draw:layer="layout" svg:width="0.5cm" svg:height="0.5cm" svg:x="10.921cm" svg:y="14.92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olyline draw:style-name="gr39" draw:text-style-name="P4" draw:layer="layout" svg:width="0.245cm" svg:height="0.187cm" svg:x="11.049cm" svg:y="15.083cm" svg:viewBox="0 0 246 188" draw:points="0,105 84,188 246,0">
              <text:p/>
            </draw:polyline>
          </draw:g>
          <draw:g draw:name="checkbox-checked 7">
            <draw:custom-shape draw:style-name="gr40" draw:text-style-name="P5" draw:layer="layout" svg:width="0.5cm" svg:height="0.5cm" svg:x="12.171cm" svg:y="15.17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olyline draw:style-name="gr41" draw:text-style-name="P4" draw:layer="layout" svg:width="0.245cm" svg:height="0.187cm" svg:x="12.299cm" svg:y="15.333cm" svg:viewBox="0 0 246 188" draw:points="0,105 84,188 246,0">
              <text:p/>
            </draw:polyline>
          </draw:g>
          <draw:g draw:name="checkbox-checked 8">
            <draw:custom-shape draw:style-name="gr42" draw:text-style-name="P5" draw:layer="layout" svg:width="0.5cm" svg:height="0.5cm" svg:x="11.016cm" svg:y="16.94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olyline draw:style-name="gr43" draw:text-style-name="P4" draw:layer="layout" svg:width="0.245cm" svg:height="0.187cm" svg:x="11.144cm" svg:y="17.102cm" svg:viewBox="0 0 246 188" draw:points="0,105 84,188 246,0">
              <text:p/>
            </draw:polyline>
          </draw:g>
          <draw:g draw:name="checkbox-checked 9">
            <draw:custom-shape draw:style-name="gr44" draw:text-style-name="P5" draw:layer="layout" svg:width="0.5cm" svg:height="0.5cm" svg:x="13.921cm" svg:y="16.42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olyline draw:style-name="gr45" draw:text-style-name="P4" draw:layer="layout" svg:width="0.245cm" svg:height="0.187cm" svg:x="14.049cm" svg:y="16.583cm" svg:viewBox="0 0 246 188" draw:points="0,105 84,188 246,0">
              <text:p/>
            </draw:polyline>
          </draw:g>
          <draw:g draw:name="checkbox-checked 10">
            <draw:custom-shape draw:style-name="gr46" draw:text-style-name="P5" draw:layer="layout" svg:width="0.5cm" svg:height="0.5cm" svg:x="13.721cm" svg:y="13.57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olyline draw:style-name="gr47" draw:text-style-name="P4" draw:layer="layout" svg:width="0.245cm" svg:height="0.187cm" svg:x="13.849cm" svg:y="13.733cm" svg:viewBox="0 0 246 188" draw:points="0,105 84,188 246,0">
              <text:p/>
            </draw:polyline>
          </draw:g>
          <draw:g draw:name="checkbox-cancel 8">
            <draw:custom-shape draw:style-name="gr48" draw:text-style-name="P3" draw:layer="layout" svg:width="0.493cm" svg:height="0.5cm" svg:x="10.928cm" svg:y="13.67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49" draw:text-style-name="P4" draw:layer="layout" svg:width="0.369cm" svg:height="0cm" draw:transform="skewX (0.0113446401379632) rotate (0.790808684078631) translate (11.0578924036217cm 14.0594015706392cm)" svg:viewBox="0 0 370 1" svg:d="M0 1c123-1 246-1 370-1">
              <text:p/>
            </draw:path>
            <draw:path draw:style-name="gr50" draw:text-style-name="P4" draw:layer="layout" svg:width="0.369cm" svg:height="0cm" draw:transform="skewX (-0.00767944870877517) rotate (2.35078396951116) translate (11.3177905749315cm 14.0598414618712cm)" svg:viewBox="0 0 370 1" svg:d="M0 0c123 0 246 1 370 1">
              <text:p/>
            </draw:path>
          </draw:g>
          <draw:g draw:name="checkbox-cancel 9">
            <draw:custom-shape draw:style-name="gr51" draw:text-style-name="P3" draw:layer="layout" svg:width="0.5cm" svg:height="0.5cm" svg:x="11.871cm" svg:y="13.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52" draw:text-style-name="P4" draw:layer="layout" svg:width="0.372cm" svg:height="0cm" draw:transform="rotate (0.785398163397448) translate (12.0031694444444cm 13.4828333333334cm)" svg:viewBox="0 0 373 0" svg:d="M0 0c124 0 248 0 373 0">
              <text:p/>
            </draw:path>
            <draw:path draw:style-name="gr53" draw:text-style-name="P4" draw:layer="layout" svg:width="0.372cm" svg:height="0cm" draw:transform="skewX (0.00383972435438749) rotate (2.35881248407034) translate (12.2663333333333cm 13.4828333333334cm)" svg:viewBox="0 0 373 1" svg:d="M0 0c124 0 248 1 373 1">
              <text:p/>
            </draw:path>
          </draw:g>
          <draw:g draw:name="checkbox-cancel 10">
            <draw:custom-shape draw:style-name="gr54" draw:text-style-name="P3" draw:layer="layout" svg:width="0.5cm" svg:height="0.5cm" svg:x="12.671cm" svg:y="13.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55" draw:text-style-name="P4" draw:layer="layout" svg:width="0.372cm" svg:height="-0.001cm" draw:transform="rotate (0.785398163397448) translate (12.8031694444445cm 13.9828333333334cm)" svg:viewBox="0 0 373 0" svg:d="M0 0c124 0 248 0 373 0">
              <text:p/>
            </draw:path>
            <draw:path draw:style-name="gr56" draw:text-style-name="P4" draw:layer="layout" svg:width="0.372cm" svg:height="0cm" draw:transform="skewX (0.00383972435438759) rotate (2.35881248407034) translate (13.0663333333333cm 14.0598333333334cm)" svg:viewBox="0 0 373 1" svg:d="M0 0c124 0 248 1 373 1">
              <text:p/>
            </draw:path>
          </draw:g>
        </draw:g>
        <draw:g xml:id="id3" draw:id="id3">
          <draw:custom-shape draw:style-name="gr57" draw:text-style-name="P1" draw:layer="layout" svg:width="5cm" svg:height="1.4cm" svg:x="16.14cm" svg:y="1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2" draw:layer="layout" svg:width="5cm" svg:height="5cm" svg:x="16.192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name="checkbox-cancel 11">
            <draw:custom-shape draw:style-name="gr58" draw:text-style-name="P3" draw:layer="layout" svg:width="0.5cm" svg:height="0.5cm" svg:x="16.442cm" svg:y="14.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59" draw:text-style-name="P4" draw:layer="layout" svg:width="0.372cm" svg:height="0cm" draw:transform="rotate (0.785398163397448) translate (16.5741694444445cm 14.9828333333334cm)" svg:viewBox="0 0 373 0" svg:d="M0 0c124 0 248 0 373 0">
              <text:p/>
            </draw:path>
            <draw:path draw:style-name="gr60" draw:text-style-name="P4" draw:layer="layout" svg:width="0.372cm" svg:height="0cm" draw:transform="skewX (0.00383972435438749) rotate (2.35881248407034) translate (16.8373333333333cm 14.9828333333334cm)" svg:viewBox="0 0 373 1" svg:d="M0 0c124 0 248 1 373 1">
              <text:p/>
            </draw:path>
          </draw:g>
          <draw:g draw:name="checkbox-cancel 12">
            <draw:custom-shape draw:style-name="gr61" draw:text-style-name="P3" draw:layer="layout" svg:width="0.5cm" svg:height="0.5cm" svg:x="16.442cm" svg:y="15.92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62" draw:text-style-name="P4" draw:layer="layout" svg:width="0.372cm" svg:height="0cm" draw:transform="rotate (0.785398163397448) translate (16.5741694444445cm 16.3098333333334cm)" svg:viewBox="0 0 373 0" svg:d="M0 0c124 0 248 0 373 0">
              <text:p/>
            </draw:path>
            <draw:path draw:style-name="gr63" draw:text-style-name="P4" draw:layer="layout" svg:width="0.372cm" svg:height="0cm" draw:transform="skewX (0.00383972435438753) rotate (2.35881248407034) translate (16.8373333333333cm 16.3098333333334cm)" svg:viewBox="0 0 373 1" svg:d="M0 0c124 0 248 1 373 1">
              <text:p/>
            </draw:path>
          </draw:g>
          <draw:g draw:name="checkbox-checked 11">
            <draw:custom-shape draw:style-name="gr64" draw:text-style-name="P5" draw:layer="layout" svg:width="0.5cm" svg:height="0.5cm" svg:x="17.442cm" svg:y="14.92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olyline draw:style-name="gr65" draw:text-style-name="P4" draw:layer="layout" svg:width="0.245cm" svg:height="0.187cm" svg:x="17.57cm" svg:y="15.083cm" svg:viewBox="0 0 246 188" draw:points="0,105 84,188 246,0">
              <text:p/>
            </draw:polyline>
          </draw:g>
          <draw:g draw:name="checkbox-checked 12">
            <draw:custom-shape draw:style-name="gr66" draw:text-style-name="P5" draw:layer="layout" svg:width="0.5cm" svg:height="0.5cm" svg:x="18.692cm" svg:y="15.17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olyline draw:style-name="gr67" draw:text-style-name="P4" draw:layer="layout" svg:width="0.245cm" svg:height="0.187cm" svg:x="18.82cm" svg:y="15.333cm" svg:viewBox="0 0 246 188" draw:points="0,105 84,188 246,0">
              <text:p/>
            </draw:polyline>
          </draw:g>
          <draw:g draw:name="checkbox-checked 13">
            <draw:custom-shape draw:style-name="gr68" draw:text-style-name="P5" draw:layer="layout" svg:width="0.5cm" svg:height="0.5cm" svg:x="17.537cm" svg:y="16.94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olyline draw:style-name="gr69" draw:text-style-name="P4" draw:layer="layout" svg:width="0.245cm" svg:height="0.187cm" svg:x="17.665cm" svg:y="17.102cm" svg:viewBox="0 0 246 188" draw:points="0,105 84,188 246,0">
              <text:p/>
            </draw:polyline>
          </draw:g>
          <draw:g draw:name="checkbox-checked 14">
            <draw:custom-shape draw:style-name="gr70" draw:text-style-name="P5" draw:layer="layout" svg:width="0.5cm" svg:height="0.5cm" svg:x="20.442cm" svg:y="16.42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olyline draw:style-name="gr71" draw:text-style-name="P4" draw:layer="layout" svg:width="0.245cm" svg:height="0.187cm" svg:x="20.57cm" svg:y="16.583cm" svg:viewBox="0 0 246 188" draw:points="0,105 84,188 246,0">
              <text:p/>
            </draw:polyline>
          </draw:g>
          <draw:g draw:name="checkbox-checked 15">
            <draw:custom-shape draw:style-name="gr72" draw:text-style-name="P5" draw:layer="layout" svg:width="0.5cm" svg:height="0.5cm" svg:x="20.242cm" svg:y="13.57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olyline draw:style-name="gr73" draw:text-style-name="P4" draw:layer="layout" svg:width="0.245cm" svg:height="0.187cm" svg:x="20.37cm" svg:y="13.733cm" svg:viewBox="0 0 246 188" draw:points="0,105 84,188 246,0">
              <text:p/>
            </draw:polyline>
          </draw:g>
          <draw:g draw:name="checkbox-cancel 13">
            <draw:custom-shape draw:style-name="gr74" draw:text-style-name="P3" draw:layer="layout" svg:width="0.493cm" svg:height="0.5cm" svg:x="17.449cm" svg:y="13.67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75" draw:text-style-name="P4" draw:layer="layout" svg:width="0.369cm" svg:height="0cm" draw:transform="skewX (0.0113446401379632) rotate (0.790808684078631) translate (17.5788924036217cm 14.0594015706392cm)" svg:viewBox="0 0 370 1" svg:d="M0 1c123-1 246-1 370-1">
              <text:p/>
            </draw:path>
            <draw:path draw:style-name="gr76" draw:text-style-name="P4" draw:layer="layout" svg:width="0.369cm" svg:height="0cm" draw:transform="skewX (-0.00767944870877509) rotate (2.35078396951116) translate (17.8387905749315cm 14.0598414618712cm)" svg:viewBox="0 0 370 1" svg:d="M0 0c123 0 246 1 370 1">
              <text:p/>
            </draw:path>
          </draw:g>
          <draw:g draw:name="checkbox-cancel 14">
            <draw:custom-shape draw:style-name="gr77" draw:text-style-name="P3" draw:layer="layout" svg:width="0.5cm" svg:height="0.5cm" svg:x="18.392cm" svg:y="13.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78" draw:text-style-name="P4" draw:layer="layout" svg:width="0.372cm" svg:height="0cm" draw:transform="rotate (0.785398163397448) translate (18.5241694444444cm 13.4828333333334cm)" svg:viewBox="0 0 373 0" svg:d="M0 0c124 0 248 0 373 0">
              <text:p/>
            </draw:path>
            <draw:path draw:style-name="gr79" draw:text-style-name="P4" draw:layer="layout" svg:width="0.372cm" svg:height="0cm" draw:transform="skewX (0.00383972435438762) rotate (2.35881248407034) translate (18.7873333333333cm 13.4828333333334cm)" svg:viewBox="0 0 373 1" svg:d="M0 0c124 0 248 1 373 1">
              <text:p/>
            </draw:path>
          </draw:g>
          <draw:g draw:name="checkbox-cancel 15">
            <draw:custom-shape draw:style-name="gr80" draw:text-style-name="P3" draw:layer="layout" svg:width="0.5cm" svg:height="0.5cm" svg:x="19.192cm" svg:y="13.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81" draw:text-style-name="P4" draw:layer="layout" svg:width="0.372cm" svg:height="-0.001cm" draw:transform="rotate (0.785398163397448) translate (19.3241694444444cm 13.9828333333334cm)" svg:viewBox="0 0 373 0" svg:d="M0 0c124 0 248 0 373 0">
              <text:p/>
            </draw:path>
            <draw:path draw:style-name="gr82" draw:text-style-name="P4" draw:layer="layout" svg:width="0.372cm" svg:height="0cm" draw:transform="skewX (0.00383972435438749) rotate (2.35881248407034) translate (19.5873333333333cm 14.0598333333334cm)" svg:viewBox="0 0 373 1" svg:d="M0 0c124 0 248 1 373 1">
              <text:p/>
            </draw:path>
          </draw:g>
          <draw:custom-shape draw:style-name="gr83" draw:text-style-name="P2" draw:layer="layout" svg:width="1cm" svg:height="1cm" svg:x="20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2" draw:layer="layout" svg:width="1cm" svg:height="1cm" svg:x="16.201cm" svg:y="14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2" draw:layer="layout" svg:width="1cm" svg:height="1cm" svg:x="16.202cm" svg:y="15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2" draw:layer="layout" svg:width="5cm" svg:height="5cm" svg:x="9.692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name="checkbox-cancel 6">
          <draw:custom-shape draw:style-name="gr85" draw:text-style-name="P3" draw:layer="layout" svg:width="0.5cm" svg:height="0.5cm" svg:x="9.942cm" svg:y="7.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86" draw:text-style-name="P4" draw:layer="layout" svg:width="0.372cm" svg:height="0cm" draw:transform="rotate (0.785398163397448) translate (10.0741694444445cm 7.58283333333337cm)" svg:viewBox="0 0 373 0" svg:d="M0 0c124 0 248 0 373 0">
            <text:p/>
          </draw:path>
          <draw:path draw:style-name="gr87" draw:text-style-name="P4" draw:layer="layout" svg:width="0.372cm" svg:height="0cm" draw:transform="skewX (0.00383972435438749) rotate (2.35881248407034) translate (10.3373333333333cm 7.58283333333337cm)" svg:viewBox="0 0 373 1" svg:d="M0 0c124 0 248 1 373 1">
            <text:p/>
          </draw:path>
        </draw:g>
        <draw:g draw:name="checkbox-cancel 7">
          <draw:custom-shape draw:style-name="gr88" draw:text-style-name="P3" draw:layer="layout" svg:width="0.5cm" svg:height="0.5cm" svg:x="9.942cm" svg:y="8.5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89" draw:text-style-name="P4" draw:layer="layout" svg:width="0.372cm" svg:height="0cm" draw:transform="rotate (0.785398163397448) translate (10.0741694444445cm 8.90983333333337cm)" svg:viewBox="0 0 373 0" svg:d="M0 0c124 0 248 0 373 0">
            <text:p/>
          </draw:path>
          <draw:path draw:style-name="gr90" draw:text-style-name="P4" draw:layer="layout" svg:width="0.372cm" svg:height="0cm" draw:transform="skewX (0.00383972435438741) rotate (2.35881248407034) translate (10.3373333333333cm 8.90983333333337cm)" svg:viewBox="0 0 373 1" svg:d="M0 0c124 0 248 1 373 1">
            <text:p/>
          </draw:path>
        </draw:g>
        <draw:g draw:name="checkbox-checked 6">
          <draw:custom-shape draw:style-name="gr91" draw:text-style-name="P5" draw:layer="layout" svg:width="0.5cm" svg:height="0.5cm" svg:x="10.942cm" svg:y="7.5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92" draw:text-style-name="P4" draw:layer="layout" svg:width="0.245cm" svg:height="0.187cm" svg:x="11.07cm" svg:y="7.683cm" svg:viewBox="0 0 246 188" draw:points="0,105 84,188 246,0">
            <text:p/>
          </draw:polyline>
        </draw:g>
        <draw:g draw:name="checkbox-checked 7">
          <draw:custom-shape draw:style-name="gr93" draw:text-style-name="P5" draw:layer="layout" svg:width="0.5cm" svg:height="0.5cm" svg:x="12.192cm" svg:y="7.77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94" draw:text-style-name="P4" draw:layer="layout" svg:width="0.245cm" svg:height="0.187cm" svg:x="12.32cm" svg:y="7.933cm" svg:viewBox="0 0 246 188" draw:points="0,105 84,188 246,0">
            <text:p/>
          </draw:polyline>
        </draw:g>
        <draw:g draw:name="checkbox-checked 8">
          <draw:custom-shape draw:style-name="gr95" draw:text-style-name="P5" draw:layer="layout" svg:width="0.5cm" svg:height="0.5cm" svg:x="11.037cm" svg:y="9.54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96" draw:text-style-name="P4" draw:layer="layout" svg:width="0.245cm" svg:height="0.187cm" svg:x="11.165cm" svg:y="9.702cm" svg:viewBox="0 0 246 188" draw:points="0,105 84,188 246,0">
            <text:p/>
          </draw:polyline>
        </draw:g>
        <draw:g draw:name="checkbox-checked 9">
          <draw:custom-shape draw:style-name="gr97" draw:text-style-name="P5" draw:layer="layout" svg:width="0.5cm" svg:height="0.5cm" svg:x="13.942cm" svg:y="9.0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98" draw:text-style-name="P4" draw:layer="layout" svg:width="0.245cm" svg:height="0.187cm" svg:x="14.07cm" svg:y="9.183cm" svg:viewBox="0 0 246 188" draw:points="0,105 84,188 246,0">
            <text:p/>
          </draw:polyline>
        </draw:g>
        <draw:g draw:name="checkbox-checked 10">
          <draw:custom-shape draw:style-name="gr99" draw:text-style-name="P5" draw:layer="layout" svg:width="0.5cm" svg:height="0.5cm" svg:x="13.742cm" svg:y="6.17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100" draw:text-style-name="P4" draw:layer="layout" svg:width="0.245cm" svg:height="0.187cm" svg:x="13.87cm" svg:y="6.333cm" svg:viewBox="0 0 246 188" draw:points="0,105 84,188 246,0">
            <text:p/>
          </draw:polyline>
        </draw:g>
        <draw:g draw:name="checkbox-cancel 8">
          <draw:custom-shape draw:style-name="gr101" draw:text-style-name="P3" draw:layer="layout" svg:width="0.493cm" svg:height="0.5cm" svg:x="10.949cm" svg:y="6.27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02" draw:text-style-name="P4" draw:layer="layout" svg:width="0.369cm" svg:height="0cm" draw:transform="skewX (0.0113446401379632) rotate (0.790808684078631) translate (11.0788924036217cm 6.65940157063923cm)" svg:viewBox="0 0 370 1" svg:d="M0 1c123-1 246-1 370-1">
            <text:p/>
          </draw:path>
          <draw:path draw:style-name="gr103" draw:text-style-name="P4" draw:layer="layout" svg:width="0.369cm" svg:height="0cm" draw:transform="skewX (-0.00767944870877498) rotate (2.35078396951116) translate (11.3387905749315cm 6.65984146187121cm)" svg:viewBox="0 0 370 1" svg:d="M0 0c123 0 246 1 370 1">
            <text:p/>
          </draw:path>
        </draw:g>
        <draw:g draw:name="checkbox-cancel 9">
          <draw:custom-shape draw:style-name="gr104" draw:text-style-name="P3" draw:layer="layout" svg:width="0.5cm" svg:height="0.5cm" svg:x="11.892cm" svg:y="5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05" draw:text-style-name="P4" draw:layer="layout" svg:width="0.372cm" svg:height="0cm" draw:transform="rotate (0.785398163397448) translate (12.0241694444445cm 6.08283333333337cm)" svg:viewBox="0 0 373 0" svg:d="M0 0c124 0 248 0 373 0">
            <text:p/>
          </draw:path>
          <draw:path draw:style-name="gr106" draw:text-style-name="P4" draw:layer="layout" svg:width="0.372cm" svg:height="0cm" draw:transform="skewX (0.00383972435438744) rotate (2.35881248407034) translate (12.2873333333333cm 6.08283333333337cm)" svg:viewBox="0 0 373 1" svg:d="M0 0c124 0 248 1 373 1">
            <text:p/>
          </draw:path>
        </draw:g>
        <draw:g draw:name="checkbox-cancel 10">
          <draw:custom-shape draw:style-name="gr107" draw:text-style-name="P3" draw:layer="layout" svg:width="0.5cm" svg:height="0.5cm" svg:x="12.692cm" svg:y="6.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08" draw:text-style-name="P4" draw:layer="layout" svg:width="0.372cm" svg:height="0cm" draw:transform="rotate (0.785398163397448) translate (12.8241694444445cm 6.58283333333337cm)" svg:viewBox="0 0 373 0" svg:d="M0 0c124 0 248 0 373 0">
            <text:p/>
          </draw:path>
          <draw:path draw:style-name="gr109" draw:text-style-name="P4" draw:layer="layout" svg:width="0.372cm" svg:height="0cm" draw:transform="skewX (0.00383972435438749) rotate (2.35881248407034) translate (13.0873333333333cm 6.65983333333337cm)" svg:viewBox="0 0 373 1" svg:d="M0 0c124 0 248 1 373 1">
            <text:p/>
          </draw:path>
        </draw:g>
        <draw:connector draw:style-name="gr110" draw:text-style-name="P2" draw:layer="layout" svg:x1="4.425cm" svg:y1="13cm" svg:x2="12.167cm" svg:y2="10.6cm" draw:start-shape="id1" draw:start-glue-point="0" svg:d="M4425 13000v-1470h7742v-930" svg:viewBox="0 0 7743 2401">
          <text:p/>
        </draw:connector>
        <draw:connector draw:style-name="gr110" draw:text-style-name="P2" draw:layer="layout" svg:x1="12.146cm" svg:y1="13cm" svg:x2="12.167cm" svg:y2="10.6cm" draw:start-shape="id2" draw:start-glue-point="0" svg:d="M12146 13000v-1470h21v-930" svg:viewBox="0 0 22 2401">
          <text:p/>
        </draw:connector>
        <draw:connector draw:style-name="gr110" draw:text-style-name="P2" draw:layer="layout" svg:x1="18.666cm" svg:y1="13cm" svg:x2="12.167cm" svg:y2="10.6cm" draw:start-shape="id3" draw:start-glue-point="0" svg:d="M18666 13000v-1470h-6499v-930" svg:viewBox="0 0 6500 2401">
          <text:p/>
        </draw:connector>
        <draw:custom-shape draw:style-name="gr111" draw:text-style-name="P7" draw:layer="layout" svg:width="5.25cm" svg:height="0.5cm" svg:x="2cm" svg:y="18.5cm">
          <text:p text:style-name="P6">Classifier 1</text:p>
          <draw:enhanced-geometry svg:viewBox="0 0 21600 21600" draw:type="rectangle" draw:enhanced-path="M 0 0 L 21600 0 21600 21600 0 21600 0 0 Z N"/>
        </draw:custom-shape>
        <draw:custom-shape draw:style-name="gr111" draw:text-style-name="P7" draw:layer="layout" svg:width="5.25cm" svg:height="0.5cm" svg:x="9.75cm" svg:y="18.5cm">
          <text:p text:style-name="P6">Classifier 2</text:p>
          <draw:enhanced-geometry svg:viewBox="0 0 21600 21600" draw:type="rectangle" draw:enhanced-path="M 0 0 L 21600 0 21600 21600 0 21600 0 0 Z N"/>
        </draw:custom-shape>
        <draw:custom-shape draw:style-name="gr111" draw:text-style-name="P7" draw:layer="layout" svg:width="5.25cm" svg:height="0.5cm" svg:x="16.25cm" svg:y="18.5cm">
          <text:p text:style-name="P6">Classifier 3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9T19:21:08.336010195</meta:creation-date>
    <dc:date>2023-01-19T20:11:52.288228287</dc:date>
    <meta:editing-duration>PT13M30S</meta:editing-duration>
    <meta:editing-cycles>4</meta:editing-cycles>
    <meta:generator>LibreOffice/7.3.7.2$Linux_X86_64 LibreOffice_project/30$Build-2</meta:generator>
    <meta:document-statistic meta:object-count="162"/>
  </office:meta>
</office:document-meta>
</file>